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780000004384D76CC2C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3.8953in" draw:z-index="0"><draw:image xlink:href="Pictures/1000000000000780000004384D76CC2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now </meta:initial-creator>
    <meta:creation-date>2013-06-07T04:09:18</meta:creation-date>
    <dc:date>2013-06-07T04:10:09</dc:date>
    <dc:creator>jasnow </dc:creator>
    <meta:editing-duration>P0D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0.2.2$Linux_x86 LibreOffice_project/400m0$Build-2</meta:generator>
  </office:meta>
</office:document-meta>
</file>